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9">0000-00-00</text:date>, <text:time style:data-style-name="N2" text:time-value="20:40:07.8161994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9T20:32:56.131704198</meta:creation-date>
    <dc:date>2020-09-19T20:40:29.594293584</dc:date>
    <meta:editing-duration>PT1M38S</meta:editing-duration>
    <meta:editing-cycles>2</meta:editing-cycles>
    <meta:generator>LibreOffice/6.4.5.2$Linux_X86_64 LibreOffice_project/40$Build-2</meta:generator>
    <meta:document-statistic meta:table-count="1" meta:cell-count="12" meta:object-count="0"/>
  </office:meta>
</office:document-meta>
</file>